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officeooo:rsid="001a4f08" officeooo:paragraph-rsid="001a4f08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bd8c4" officeooo:paragraph-rsid="001bd8c4"/>
    </style:style>
    <style:style style:name="P8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Text_20_body">
      <style:paragraph-properties fo:text-align="center" style:justify-single-word="false"/>
      <style:text-properties officeooo:paragraph-rsid="00210ab5"/>
    </style:style>
    <style:style style:name="P12" style:family="paragraph" style:parent-style-name="Azione_20_attore">
      <style:text-properties officeooo:rsid="001a4f08" officeooo:paragraph-rsid="000db710"/>
    </style:style>
    <style:style style:name="P13" style:family="paragraph" style:parent-style-name="Azione_20_attore" style:list-style-name="Numerazione_20_UC">
      <style:text-properties officeooo:rsid="001a4f08" officeooo:paragraph-rsid="001a4f08"/>
    </style:style>
    <style:style style:name="P14" style:family="paragraph" style:parent-style-name="Azione_20_attore" style:list-style-name="Numerazione_20_UC">
      <style:text-properties officeooo:rsid="000db710" officeooo:paragraph-rsid="001fc67c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8" style:family="paragraph" style:parent-style-name="Azione_20_sistema">
      <style:text-properties officeooo:rsid="0015e382" officeooo:paragraph-rsid="0015e382"/>
    </style:style>
    <style:style style:name="P19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bd8c4"/>
    </style:style>
    <style:style style:name="T11" style:family="text">
      <style:text-properties officeooo:rsid="001ca91e"/>
    </style:style>
    <style:style style:name="T12" style:family="text">
      <style:text-properties officeooo:rsid="00210010"/>
    </style:style>
    <style:style style:name="T13" style:family="text">
      <style:text-properties officeooo:rsid="00210ab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3"/>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11">Educatore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L'<text:span text:style-name="T12">Educatore </text:span>accede al sistema 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41580120" text:style-name="Numerazione_20_UC">
              <text:list-header>
                <text:p text:style-name="P12"/>
              </text:list-header>
              <text:list-item text:start-value="1">
                <text:p text:style-name="P14"><text:span text:style-name="T2">L'</text:span><text:span text:style-name="T12">educatore</text:span><text:span text:style-name="T2"> </text:span><text:span text:style-name="T9"><text:s/>accede alla sezione Registro</text:span></text:p>
              </text:list-item>
              <text:list-item>
                <text:p text:style-name="P13">L'<text:span text:style-name="T12">educatore </text:span>seleziona la classe per cui vuole <text:span text:style-name="T10">visualizzare il registro</text:span></text:p>
              </text:list-item>
              <text:list-item>
                <text:p text:style-name="P17">L'<text:span text:style-name="T12">educatore </text:span><text:s/>seleziona la fuzion<text:span text:style-name="T10">alità Storico Registro</text:span></text:p>
              </text:list-item>
              <text:list-item>
                <text:p text:style-name="P19"><text:span text:style-name="T4">Il sistema </text:span><text:span text:style-name="T3">mostra </text:span><text:span text:style-name="T5">una finestra in cui inserire l'arco temporale per cui visualizzare lo storico</text:span></text:p>
              </text:list-item>
              <text:list-item>
                <text:p text:style-name="P15">L'<text:span text:style-name="T12">educatore</text:span> <text:span text:style-name="T10">inserisce la data di inizio e di fine</text:span></text:p>
              </text:list-item>
              <text:list-item>
                <text:p text:style-name="P18">Il sistema <text:span text:style-name="T10">visualizza lo storico del registro</text:span>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6">mostra </text:span><text:span text:style-name="T10">la schermata dello storico inerente l'arco temporale desiderato dall'</text:span><text:span text:style-name="T12">educat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41575198" text:style-name="L1">
              <text:list-item>
                <text:p text:style-name="P10">Nel caso di un errore <text:span text:style-name="T12">dell'educatore</text:span>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<text:span text:style-name="T12">educatore</text:span> deve poter visualizzare lo storico entro 2 secondi dall'inserimento della data</text:p>
          </table:table-cell>
        </table:table-row>
      </table:table>
      <text:p text:style-name="P9"/>
      <text:p text:style-name="P6"><text:span text:style-name="T8">UC_H_</text:span><text:span text:style-name="T9">5</text:span><text:span text:style-name="T10">7</text:span><text:span text:style-name="T8">_</text:span><text:span text:style-name="T11">educatore_</text:span><text:span text:style-name="T10">visualizza_storico</text:span><text:span text:style-name="T9">_registro</text:span><text:span text:style-name="T8">: </text:span><text:span text:style-name="T10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5</meta:editing-cycles>
    <meta:generator>LibreOffice/3.6$Windows_x86 LibreOffice_project/da8c1e6-fd468f4-454e206-f42a4a9-143cfd</meta:generator>
    <dc:date>2012-11-20T21:50:20.94</dc:date>
    <meta:document-statistic meta:table-count="1" meta:image-count="0" meta:object-count="0" meta:page-count="1" meta:paragraph-count="22" meta:word-count="134" meta:character-count="963" meta:non-whitespace-character-count="855"/>
  </office:meta>
</office:document-meta>
</file>